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9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{{appName}} wants to save photos to your library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 office:value-type="string" calcext:value-type="string">
            <text:p>{{appName}} wants to use your location to find nearby citi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9" meta:object-count="0"/>
    <meta:generator>LibreOffice/6.4.5.2$Linux_X86_64 LibreOffice_project/40$Build-2</meta:generator>
  </office:meta>
</office:document-meta>
</file>